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95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00/00/00</text:date>, <text:time style:data-style-name="N2" text:time-value="19:58:38.8277478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3-06T20:00:21.524087716</dc:date>
    <meta:editing-duration>PT5H58M8S</meta:editing-duration>
    <meta:editing-cycles>67</meta:editing-cycles>
    <meta:generator>LibreOffice/7.1.0.3$Linux_X86_64 LibreOffice_project/f6099ecf3d29644b5008cc8f48f42f4a40986e4c</meta:generator>
    <meta:document-statistic meta:table-count="1" meta:cell-count="1140" meta:object-count="0"/>
  </office:meta>
</office:document-meta>
</file>